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6.882cm"/>
    </style:style>
    <style:style style:name="Таблица1.1" style:family="table-row">
      <style:table-row-properties style:min-row-height="3.978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5.729cm"/>
    </style:style>
    <style:style style:name="Таблица2.B" style:family="table-column">
      <style:table-column-properties style:column-width="5.611cm"/>
    </style:style>
    <style:style style:name="Таблица2.C" style:family="table-column">
      <style:table-column-properties style:column-width="5.542cm"/>
    </style:style>
    <style:style style:name="Таблица2.1" style:family="table-row">
      <style:table-row-properties style:min-row-height="3.099cm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Times New Roman" style:font-name-complex="Times New Roman1" fo:hyphenate="false" fo:hyphenation-remain-char-count="2" fo:hyphenation-push-char-count="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padding-left="0cm" fo:padding-right="0cm" fo:padding-top="0cm" fo:padding-bottom="0.247cm" fo:border-left="none" fo:border-right="none" fo:border-top="none" fo:border-bottom="1.5pt solid #00000a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officeooo:paragraph-rsid="001c5521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style:font-name-complex="Times New Roman1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 style:font-name-complex="Times New Roman1"/>
    </style:style>
    <style:style style:name="P20" style:family="paragraph" style:parent-style-name="Standard">
      <style:paragraph-properties fo:margin-left="0cm" fo:margin-right="0cm" fo:margin-top="0cm" fo:margin-bottom="0.353cm" loext:contextual-spacing="false" fo:text-align="justify" style:justify-single-word="false" fo:text-indent="0.501cm" style:auto-text-indent="false"/>
      <style:text-properties style:font-name="Times New Roman" style:font-name-complex="Times New Roman1"/>
    </style:style>
    <style:style style:name="P21" style:family="paragraph" style:parent-styl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left="0cm" fo:margin-right="-0.191cm" fo:margin-top="0cm" fo:margin-bottom="0cm" loext:contextual-spacing="false" fo:text-align="end" style:justify-single-word="false" fo:text-indent="0cm" style:auto-text-indent="false"/>
      <style:text-properties style:font-name="Times New Roman" style:font-name-complex="Times New Roman1"/>
    </style:style>
    <style:style style:name="P23" style:family="paragraph" style:parent-style-name="Standard">
      <style:paragraph-properties fo:margin-left="0cm" fo:margin-right="-0.191cm" fo:line-height="115%" fo:text-indent="0cm" style:auto-text-indent="false"/>
      <style:text-properties style:font-name="Times New Roman" style:font-name-complex="Times New Roman1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7" style:family="paragraph" style:parent-style-name="Standard">
      <style:paragraph-properties fo:line-height="115%"/>
      <style:text-properties style:font-name="Times New Roman" style:font-name-complex="Times New Roman1"/>
    </style:style>
    <style:style style:name="P28" style:family="paragraph" style:parent-style-name="Standard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 style:master-pag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31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33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rsid="0021d81e" officeooo:paragraph-rsid="0021d81e" style:font-name-asian="Times New Roman1" style:font-size-asian="10pt" style:language-asian="ru" style:country-asian="RU" style:font-name-complex="Times New Roman1" style:font-size-complex="10pt"/>
    </style:style>
    <style:style style:name="P34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35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Standard" style:list-style-name="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 style:list-style-name="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 style:list-style-name="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0" style:family="paragraph" style:parent-style-name="Standard" style:list-style-name="WWNum3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1" style:family="paragraph" style:parent-style-name="Standard" style:list-style-name="WWNum3">
      <style:paragraph-properties fo:margin-left="0.116cm" fo:margin-right="0cm" fo:text-align="justify" style:justify-single-word="false" fo:text-indent="0cm" style:auto-text-indent="false"/>
      <style:text-properties style:font-name="Times New Roman" fo:font-size="12pt" officeooo:rsid="0021d81e" officeooo:paragraph-rsid="0021d81e" style:font-size-asian="12pt" style:font-name-complex="Times New Roman1" style:font-size-complex="12pt"/>
    </style:style>
    <style:style style:name="P42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4" style:family="paragraph" style:parent-style-name="List_20_Paragraph" style:list-style-name="WWNum2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fo:color="#999999" style:font-name="Arial" fo:font-size="8pt" style:font-size-asian="8pt" style:font-size-complex="8pt"/>
    </style:style>
    <style:style style:name="T2" style:family="text">
      <style:text-properties fo:color="#999999" style:font-name="Arial" fo:font-size="8pt" officeooo:rsid="001d0785" style:font-size-asian="8pt" style:font-size-complex="8pt"/>
    </style:style>
    <style:style style:name="T3" style:family="text"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3a3a3a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officeooo:rsid="001bc89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Автономное общеобразовательное учреждение муниципального образования г. Долгопрудного физико-математический лицей №5</text:p>
      <text:p text:style-name="P21">(АОУ лицей №5)</text:p>
      <text:p text:style-name="P6"/>
      <text:p text:style-name="P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7">УТВЕРЖДАЮ</text:p>
            <text:p text:style-name="P22">Директор школы ___________</text:p>
            <text:p text:style-name="P17">Маринина Н.П.</text:p>
            <text:p text:style-name="P17">«__________» 20__ г.</text:p>
          </table:table-cell>
        </table:table-row>
      </table:table>
      <text:p text:style-name="P8"/>
      <text:p text:style-name="P8"/>
      <text:p text:style-name="P12"/>
      <text:h text:style-name="P30" text:outline-level="1">Рабочая</text:h>
      <text:p text:style-name="P12">программа</text:p>
      <text:p text:style-name="P12">кружка по информатике 9-10-11й класс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4" text:outline-level="1"><text:span text:style-name="T4">Составитель: </text:span><text:span text:style-name="T5">Грицуляк Роман Тарасович</text:span></text:h>
      <text:h text:style-name="P35" text:outline-level="1">Педагог дополнительного образования</text:h>
      <text:p text:style-name="P8"><text:soft-page-break/></text:p>
      <text:p text:style-name="P9">2016 год</text:p>
      <text:p text:style-name="P9"/>
      <text:h text:style-name="P37" text:outline-level="1">Пояснительная записка</text:h>
      <text:p text:style-name="P25">Изучение информатики в кружке информатики в школе с физ-мат уклоном подготавливает к поступлению в профильный вуз на физико-математическую специальность, и направлено на достижение целей:</text:p>
      <text:list xml:id="list53506574990470825" text:style-name="WWNum1">
        <text:list-item>
          <text:p text:style-name="P42">Развитие творческих способностей в решении инженерных и научных задач с применением компьютера, созидательных и аналитических способностей, развитие логического и критического мышления, раскрытие творческого потенциала, повышение мотивации к дальнейшему изучению информационных и компьютерных наук в ВУЗе и дальнейшей профессиональной деятельности.</text:p>
        </text:list-item>
        <text:list-item>
          <text:p text:style-name="P42">Формирование у учащихся навыков сотрудничества со сверстниками, детьми младшего возраста, взрослыми в научно-исследовательской, инженерной, и учебной деятельности.</text:p>
        </text:list-item>
        <text:list-item>
          <text:p text:style-name="P42">Осознанный выбор специальности в ВУЗе и будущей профессии.</text:p>
        </text:list-item>
        <text:list-item>
          <text:p text:style-name="P42">Развитие навыков самостоятельного поиска информации и критической оценки её достоверности и ценности для решения практической задачи.</text:p>
        </text:list-item>
        <text:list-item>
          <text:p text:style-name="P42">Успешное выступление на олимпиадах по информатике.</text:p>
        </text:list-item>
      </text:list>
      <text:p text:style-name="P14">В результате изучения информатики в кружке ученик должен </text:p>
      <text:p text:style-name="P14">знать/понимать:</text:p>
      <text:list xml:id="list2522174713067414238" text:style-name="WWNum2">
        <text:list-item>
          <text:p text:style-name="P44">Понятие алгоритма, данных, алгоритмической сложности, информации, единиц информации.</text:p>
        </text:list-item>
        <text:list-item>
          <text:p text:style-name="P43">Понятие языков программирования и их связи с формальными моделями языков программирования.</text:p>
        </text:list-item>
        <text:list-item>
          <text:p text:style-name="P43">Понимание роли информационных и компьютерных наук в современном мире.</text:p>
        </text:list-item>
        <text:list-item>
          <text:p text:style-name="P43">Знание и понимание базовых алгоритмов: сортировки, поиска, алгоритмов на графах, <text:s/>и структур для хранения и работы с данными и информацией.</text:p>
        </text:list-item>
        <text:list-item>
          <text:p text:style-name="P43">Представление о численных методах решения математических задач.</text:p>
        </text:list-item>
        <text:list-item>
          <text:p text:style-name="P43">Представление о методах работы с компьютерной графикой, анализа изображений, машинного обучения и искусственного интеллекта.</text:p>
        </text:list-item>
      </text:list>
      <text:p text:style-name="P14">уметь:</text:p>
      <text:list xml:id="list43544382545358" text:continue-numbering="true" text:style-name="WWNum2">
        <text:list-item>
          <text:p text:style-name="P44">Критически, количественно и качественно, оценивать различные алгоритмы и способы решения задач (по таким параметрам, как: трудоемкость решения, алгоритмическая сложность, точность и так далее), <text:s/>с целью выбора наилучшего для задачи.</text:p>
        </text:list-item>
        <text:list-item>
          <text:p text:style-name="P44">Использовать структуры данных и алгоритмы, имеющиеся в библиотеках языка программирования для решения задачи.</text:p>
        </text:list-item>
        <text:list-item>
          <text:p text:style-name="P44">Представлять и документировать результаты, обосновывать выбор того или иного решения.</text:p>
        </text:list-item>
        <text:list-item>
          <text:p text:style-name="P44"><text:soft-page-break/>Самостоятельно выбирать средства обработки информации, подходящие под задачу.</text:p>
        </text:list-item>
      </text:list>
      <text:p text:style-name="P5"/>
      <text:p text:style-name="P25">использовать приобретенные знания и умения в практической деятельности и повседневной жизни для:</text:p>
      <text:list xml:id="list43542835166273" text:continue-numbering="true" text:style-name="WWNum2">
        <text:list-item>
          <text:p text:style-name="P43">Математического моделирования и расчетов с использованием компьютера.</text:p>
        </text:list-item>
        <text:list-item>
          <text:p text:style-name="P43">Решения задач информационного поиска с использованием компьютера.</text:p>
        </text:list-item>
        <text:list-item>
          <text:p text:style-name="P43">Критической оценки данных.</text:p>
        </text:list-item>
        <text:list-item>
          <text:p text:style-name="P43">Извлечения информации из «сырых» (не обработанных, внутренне противоречивых и зашумленных данных).</text:p>
        </text:list-item>
        <text:list-item>
          <text:p text:style-name="P43">Эффективной коммуникации.</text:p>
        </text:list-item>
        <text:list-item>
          <text:p text:style-name="P43">Планирования и оценки задач повседневной жизни и профессиональной деятельности.</text:p>
        </text:list-item>
      </text:list>
      <text:h text:style-name="P38" text:outline-level="1">Содержание учебного курса.</text:h>
      <text:h text:style-name="P39" text:outline-level="1">В рамках курса планируется представить интересные результаты теоретических основ информатики, дискретного анализа. Предполагается сопровождать теорию примерами олимпиадных задач, в которых теория используется. Для подготовки к олимпиадам.</text:h>
      <text:h text:style-name="P39" text:outline-level="1">Планировалось исходя из 140 часов в год (4 часа в неделю, 35 недель) работы в классе. Предполагается, что кроме этого, учащиеся самостоятельно выполняют часть заданий дома. </text:h>
      <text:h text:style-name="P39" text:outline-level="1">Краткая программа курса:</text:h>
      <text:h text:style-name="P39" text:outline-level="1">1. Введение в программирование и практику решения олимпиадных задач: Обзор курса, определение мотивации к изучению. Индустрия программирования, методы разработки больших программных комплексов. Введение в олимпиадное программирование. Суть олимпиадных задач, методология решения. Олимпиады. Разбор задач с олимпиады. Обзор методов решения. <text:s/>16 часов.</text:h>
      <text:p text:style-name="P25">2. Технические средства: Язык программирования С++. Основы java и python. Основы <text:s/>Javascript. Математические пакеты. Визуализация данных. Поисковые системы в интернет. Табличные процессоры и базы данных. SQL. 16 часов.</text:p>
      <text:p text:style-name="P14">3. Некоторые результаты дискретного анализа: Элементы комбинаторики. Основы теории множеств. Операции над множествами. Основы математической логики. Логика предикатов первого порядка. Алгоритмы и вычислительная сложность. Машины Тьюринга, частично рекурсивные функции, машины с произвольным доступом к памяти. Неразрешимость проблемы останова. 16 часов. </text:p>
      <text:p text:style-name="P14"/>
      <text:p text:style-name="P14">4. Строки. <text:s/>Алгоритмы на строках. Алгоритмы поиска, сортировки. Динамическое программирование. Методы решения задач динамического программирования. Метод ветвей и границ. 26 часов </text:p>
      <text:p text:style-name="P14"><text:soft-page-break/></text:p>
      <text:p text:style-name="P13"><text:span text:style-name="T7">5. Графы. Бинарные отношения. Способы представления графов. Подграфы. Маршруты, цепи, циклы, связность. Компоненты связности. Эйлеровы пути и циклы. Гамильтоновы пути и циклы. Раскраска графов. Двудольные графы. Деревья. Способы представления деревьев. Сбалансированные двоичные деревья. Алгоритмы на графах. Некоторые результаты теории случайных графов</text:span><text:span text:style-name="T6">. </text:span><text:span text:style-name="T7">26 часов.</text:span></text:p>
      <text:p text:style-name="P16"/>
      <text:p text:style-name="P13"><text:span text:style-name="T6">6. </text:span><text:span text:style-name="T7">Основы математического моделирования и линейной алгебры. Матричные и векторные операции. Геометрическая интерпетация. Понятие градиента. Экстремум функции. Численные методы решения задач. 16 часов.</text:span></text:p>
      <text:p text:style-name="P14"/>
      <text:p text:style-name="P14">7. Элементы машинного обучения и искусственного интеллекта. Разведочный анализ данных (Data Mining). 24 часа.</text:p>
      <text:p text:style-name="P15"/>
      <text:h text:style-name="P38" text:outline-level="1">Учебно-методическое обеспечение</text:h>
      <text:p text:style-name="P24">Методика построения занятия.</text:p>
      <text:p text:style-name="P24">Типичное занятие по в кружке состоит из:</text:p>
      <text:p text:style-name="P24">1. Опроса и разбора результатов полученных самостоятельно учащимися в кружке с предыдущего занятия, установление коммуникации.</text:p>
      <text:p text:style-name="P24">2. Представления теоретических и практических результатов на тему занятия руководителем кружка или доклады учащихся на тему. Разбор решений задач на тему занятия. </text:p>
      <text:h text:style-name="P36" text:outline-level="1">3. Практического задания по программированию (построение алгоритма, кодирование, выполнение на компьютере, верификация результата).</text:h>
      <text:h text:style-name="P39" text:outline-level="1">Методические и учебные пособия</text:h>
      <text:p text:style-name="P25">1) Информатика. УМК для старшей школы [Электронный ресурс] : 10–11 классы. Углубленный уровень. Методическое пособие для учителя / Автор-составитель: М. Н. Бородин. — Эл. изд. — М. : БИНОМ. Лаборатория знаний, 2013. — 197 с. : ил. ISBN 978-5-9963-1344-0</text:p>
      <text:p text:style-name="P28">Используемая литература</text:p>
      <text:list xml:id="list1500095655678603875" text:style-name="WWNum3">
        <text:list-item>
          <text:p text:style-name="P40">Оре, Остин. Графы и их применение. Рипол Классик, 2002.</text:p>
        </text:list-item>
        <text:list-item>
          <text:p text:style-name="P40">Рассел, Стюарт, and Питер Норвиг. "Искусственный интеллект: современный подход." М.: Вильямс 1408 (2006).</text:p>
        </text:list-item>
        <text:list-item>
          <text:p text:style-name="P40"><text:soft-page-break/>Дискретный анализ. Формальные системы и алгоритмы: Учебное пособие./ Ю. И. Журавлёв, Ю. А. Флёров,М. Н. Вялый – М: ООО Контакт Плюс, 2010. – 336 с.: ил. ISBN 978–5–86567–092–1</text:p>
        </text:list-item>
        <text:list-item>
          <text:p text:style-name="P40">Аристова, Е.Н., Завьялова, Н.А., Лобанов, А.И. Практические занятия по вычислительной математике :учебное пособие / <text:s/>Е.Н. <text:s/>Аристова, <text:s/>Н.А. <text:s/>Завьялова, <text:s/>А.И. <text:s/>Лобанов. <text:s/>Часть I. –М. : МФТИ, 2014. – 243 <text:s text:c="2"/>с. ISBN 978-5-7417-0541</text:p>
        </text:list-item>
        <text:list-item>
          <text:p text:style-name="P40">Райгородский, А. М. "Модели случайных графов и их применения." ТРУДЫ МФТИ 2.4 (2010): 130.</text:p>
        </text:list-item>
        <text:list-item>
          <text:p text:style-name="P40">Зайцев, Михаил Григорьевич, <text:s/>С. Е. Варюхин. Методы оптимизации управления и принятия решений. Примеры, задачи, кейсы. М.: Дело, 2008.</text:p>
        </text:list-item>
        <text:list-item>
          <text:p text:style-name="P40">Смит, Билл. Методы и алгоритмы вычислений на строках. Издательский дом Вильямс, 2006.</text:p>
        </text:list-item>
        <text:list-item>
          <text:p text:style-name="P41">Кормен Т, Лейзерсон Ч, Ривест Р, Штайн К. Алгоритмы. Построение и анализ:[пер. с англ.]. Издательский дом Вильямс; 2009.</text:p>
        </text:list-item>
        <text:list-item>
          <text:p text:style-name="P40">Ахо, Альфред В., Джон Э. Хопкрофт, and Джеффри Д. Ульман. Структуры данных и алгоритмы. Издательский дом Вильямс, 2000.</text:p>
        </text:list-item>
        <text:list-item>
          <text:p text:style-name="P40">Страуструп, Бьярне. Программирование. Принципы и практика использования C++. Litres, 2015.</text:p>
        </text:list-item>
        <text:list-item>
          <text:p text:style-name="P40">Уэсли Дж. Чан "Python: создание приложений" Вильямс, 2015 , 3-е издание, 816 стр</text:p>
        </text:list-item>
        <text:list-item>
          <text:p text:style-name="P40">Флэнаган, Дэвид. "JavaScript. Подробное руководство, 6-е издание." СПб: Символ-Плюс (2012).</text:p>
        </text:list-item>
        <text:list-item>
          <text:p text:style-name="P40">Шилдт, Герберт. "Java полное руководство." М.: Вильямс (2012).</text:p>
        </text:list-item>
        <text:list-item>
          <text:p text:style-name="P41">Смит К, Уильямс Л. Эффективные решения: практическое руководство по созданию гибкого и масштабируемого программного обеспечения. М. и др.: Вильямс; 2003.</text:p>
        </text:list-item>
        <text:list-item>
          <text:p text:style-name="P41">Шаша Д, Бонне Ф. Оптимизация баз данных: принципы, практика, решение проблем. Москва: КУДИЦ-ОБРАЗ. 2004.</text:p>
        </text:list-item>
        <text:list-item>
          <text:p text:style-name="P40">Mirkin, Boris. Clustering: a data recovery approach. CRC Press, 2012.</text:p>
        </text:list-item>
      </text:list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><text:soft-page-break/></text:h>
      <text:h text:style-name="P31" text:outline-level="1">Календарно- тематическое планирование</text:h>
      <text:h text:style-name="P32" text:outline-level="1"/>
      <text:h text:style-name="P33" text:outline-level="1">Примечание: даты приблизительны, особенно для олимпиад-могут отличаться.</text:h>
      <text:p text:style-name="P10"/>
      <text:p text:style-name="P10">1 Четверть.</text:p>
      <text:p text:style-name="P10"/>
      <text:p text:style-name="P10"><draw:frame draw:style-name="fr1" draw:name="Объект4" text:anchor-type="paragraph" svg:width="16.027cm" svg:height="6.60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2 Четверть</text:p>
      <text:p text:style-name="P10"/>
      <text:p text:style-name="P10"><draw:frame draw:style-name="fr2" draw:name="Объект2" text:anchor-type="paragraph" svg:width="15.697cm" svg:height="8.58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<draw:frame draw:style-name="fr3" draw:name="Объект1" text:anchor-type="paragraph" svg:x="-0.139cm" svg:y="0.702cm" svg:width="16.842cm" svg:height="9.003cm" draw:z-index="1"><draw:object xlink:href="./Object 1" xlink:type="simple" xlink:show="embed" xlink:actuate="onLoad"/><draw:image xlink:href="./ObjectReplacements/Object 1" xlink:type="simple" xlink:show="embed" xlink:actuate="onLoad"/></draw:frame><text:soft-page-break/>3 Четверть</text:p>
      <text:p text:style-name="P10"/>
      <text:p text:style-name="P11"><text:span text:style-name="T8">4 </text:span><text:span text:style-name="T3">Четверть</text:span></text:p>
      <text:p text:style-name="P10"><draw:frame draw:style-name="fr3" draw:name="Объект3" text:anchor-type="paragraph" svg:x="-0.139cm" svg:y="0.146cm" svg:width="17.043cm" svg:height="6.77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6">СОГЛАСОВАНО</text:p>
            <text:p text:style-name="P26">Протокол заседания ШМО учителей ………..</text:p>
            <text:p text:style-name="P26"><text:s/>от __________ № __</text:p>
            <text:p text:style-name="P2"/>
          </table:table-cell>
          <table:table-cell table:style-name="Таблица2.A1" office:value-type="string">
            <text:p text:style-name="P19"/>
            <text:p text:style-name="P19"/>
            <text:p text:style-name="P19"/>
            <text:p text:style-name="P20"/>
          </table:table-cell>
          <table:table-cell table:style-name="Таблица2.A1" office:value-type="string">
            <text:p text:style-name="P27">СОГЛАСОВАНО</text:p>
            <text:p text:style-name="P23">Зам. директора по УВР ___________ …………….</text:p>
            <text:p text:style-name="P3">«__________» 2016 г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Схема_20_документа1" style:display-name="Схема документа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 style:parent-style-name="Основной_20_шрифт_20_абзаца1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Схема_20_документа_20_Знак1" style:display-name="Схема документа Знак1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color="#555555" fo:font-size="7.5pt" style:font-size-asian="7.5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style:font-name-complex="Symbol2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2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3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4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8pt" style:font-size-asian="8pt" style:font-size-complex="8pt"/>
    </style:style>
    <style:style style:name="MT2" style:family="text">
      <style:text-properties fo:color="#999999" style:font-name="Arial" fo:font-size="8pt" officeooo:rsid="001d078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824cm" fo:margin-left="0cm" fo:margin-right="0cm" fo:margin-bottom="0.723cm" style:dynamic-spacing="true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Рабочая программа кружка по информатике 9-10-11й класс. Р. <text:s/>Грицуляк. Версия <text:s/></text:span><text:span text:style-name="MT1"><text:date style:data-style-name="N10120" text:date-value="2016-09-23T04:35:42.245788103">23.09.16</text:date></text:span><text:span text:style-name="MT1">-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6:29:00</meta:creation-date>
    <meta:initial-creator>Владелец</meta:initial-creator>
    <dc:language>ru-RU</dc:language>
    <meta:print-date>2016-08-30T06:06:00</meta:print-date>
    <dc:date>2016-09-23T04:35:41.999229000</dc:date>
    <meta:editing-cycles>24</meta:editing-cycles>
    <dc:title>ВОСТОЧНОЕ ОКРУЖНОЕ УПРАВЛЕНИЕ ОБРАЗОВАНИЯ</dc:title>
    <meta:editing-duration>P1DT6H6M45S</meta:editing-duration>
    <meta:generator>LibreOffice/4.3.0.4$MacOSX_x86 LibreOffice_project/62ad5818884a2fc2e5780dd45466868d41009ec0</meta:generator>
    <meta:document-statistic meta:table-count="2" meta:image-count="0" meta:object-count="4" meta:page-count="7" meta:paragraph-count="89" meta:word-count="1047" meta:character-count="8154" meta:non-whitespace-character-count="72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5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3 четверть.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2. Технические средства — обзор Python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3" calcext:value-type="date">
            <text:p>13.01.17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2. Технические средства — обзор javascrip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8" calcext:value-type="date">
            <text:p>18.01.1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2. Технические средства — обзор математические пакеты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0" calcext:value-type="date">
            <text:p>20.01.17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6. Матричные и векторные операци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5" calcext:value-type="date">
            <text:p>25.01.17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6. Основы линейной алгебры. Геометрия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7" calcext:value-type="date">
            <text:p>27.01.17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6. Основы линейной алгебры. Преобразования пространств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1" calcext:value-type="date">
            <text:p>01.02.17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6. Матричная и векторная алгебра в компьютерной график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3" calcext:value-type="date">
            <text:p>03.02.1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5. Графы. Маршруты, цепи, циклы, связность. Компоненты связнос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08" calcext:value-type="date">
            <text:p>08.02.1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5. Графы. Эйлеровы пути и циклы. Гамильтоновы пути и циклы. Раскраска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10" calcext:value-type="date">
            <text:p>10.02.17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5. Графы. Двудольные графы. Деревья. Способы представления деревьев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5" calcext:value-type="date">
            <text:p>15.02.1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. Графы. Сбалансированые двоичные деревья. Алгоритмы на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7" calcext:value-type="date">
            <text:p>17.02.17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5. Графы. Классификация алгоритмов на графах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22" calcext:value-type="date">
            <text:p>22.02.17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5. Графы. Задача коммивояжера. Алгоритм ближайшего сосед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1" calcext:value-type="date">
            <text:p>01.03.1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5. Графы. Алгоритм Косарайю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3" calcext:value-type="date">
            <text:p>03.03.17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5. Графы. Алгоритм проталкивания предпоток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0" calcext:value-type="date">
            <text:p>10.03.17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5. Графы. Некоторые алгоритмы на случайных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5" calcext:value-type="date">
            <text:p>15.03.17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4. Строки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7" calcext:value-type="date">
            <text:p>17.03.1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1. олимпиад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2" calcext:value-type="date">
            <text:p>22.03.17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2. Технические средства. Визуал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4" calcext:value-type="date">
            <text:p>24.03.1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6:34.0562159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5" style:family="table-cell" style:parent-style-name="Default" style:data-style-name="N37">
      <style:table-cell-properties fo:border="0.74pt solid #000000"/>
      <style:text-properties style:text-position="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fo:wrap-option="wrap" fo:border="0.74pt solid #000000"/>
      <style:text-properties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10" style:family="table-cell" style:parent-style-name="Default" style:data-style-name="N37">
      <style:table-cell-properties fo:border="0.74pt solid #000000"/>
    </style:style>
    <style:style style:name="T1" style:family="text">
      <style:text-properties fo:language="none" fo:country="none" style:letter-kerning="true" style:font-name-asian="Times New Roman" style:font-size-asian="12pt" style:language-asian="none" style:country-asian="none"/>
    </style:style>
    <style:style style:name="T2" style:family="text">
      <style:text-properties style:letter-kerning="true" fo:country="none" style:country-asian="none" style:font-name-asian="Times New Roman" style:font-size-asian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 table:number-rows-repeated="16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номер </text:p>
          </table:table-cell>
          <table:table-cell table:style-name="ce7"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6" office:value-type="string" calcext:value-type="string">
            <text:p>~дата</text:p>
          </table:table-cell>
        </table:table-row>
        <table:table-row table:style-name="ro1">
          <table:table-cell/>
          <table:table-cell table:style-name="ce7" office:value-type="string" calcext:value-type="string">
            <text:p>2 четверть.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.Гибкая разработка ПО. Используемые средств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09" calcext:value-type="date">
            <text:p>09.11.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4. Динамическое программирование. Перекрывающиеся вспомогательные задач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1" calcext:value-type="date">
            <text:p>11.11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4. Быстрая сортировка, сортировка слиянием, карманная сортиров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6" calcext:value-type="date">
            <text:p>16.11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4. Деревья для строковых последовательностей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8" calcext:value-type="date">
            <text:p>18.11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4. Строки. Сортировка за линейное врем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25" calcext:value-type="date">
            <text:p>25.1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. Алгоритмы вычисления расстояния между строкам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30" calcext:value-type="date">
            <text:p>30.11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4. Алгоритм Ахо-Корасик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2" calcext:value-type="date">
            <text:p>02.12.1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pan text:style-name="T2">3. Машины Тьюринга, частично рекурсивные функции, машины с произвольным доступом к памяти.</text:span>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7" calcext:value-type="date">
            <text:p>07.12.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3. неразрешимость проблемы останова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09" calcext:value-type="date">
            <text:p>09.12.16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table:style-name="ce7" office:value-type="string" calcext:value-type="string">
            <text:p>1. Олимпиада 1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1" calcext:value-type="date">
            <text:p>11.12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. Графы. Способы представления.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4" calcext:value-type="date">
            <text:p>14.12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6. Основы линейной алгебры. Матрицы и вектор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6" calcext:value-type="date">
            <text:p>16.12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5. Графы. Подграф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1" calcext:value-type="date">
            <text:p>21.12.1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style-name="ce7" office:value-type="string" calcext:value-type="string">
            <text:p>1. Олимпиада 2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22.12.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2. Технические средства — Табличные процессоры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3" calcext:value-type="date">
            <text:p>23.12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2. Технические средства — Базы данных и 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28" calcext:value-type="date">
            <text:p>28.12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4. Строки. Регулярные выраж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30" calcext:value-type="date">
            <text:p>30.12.1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3:20.4048117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4 четверть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4" office:value-type="date" office:date-value="2017-04-05" calcext:value-type="date">
            <text:p>05.04.17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6. Градиент. Экстремум функци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07" calcext:value-type="date">
            <text:p>07.04.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6. Численные методы решения задач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2" calcext:value-type="date">
            <text:p>12.04.17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7. Искусственный интеллект. Введение. История. Методы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4" calcext:value-type="date">
            <text:p>14.04.17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7. Машинное обучение. Классификация метод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19" calcext:value-type="date">
            <text:p>19.04.17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7. Машинное обучение. Кластер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1" calcext:value-type="date">
            <text:p>21.04.17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7. Машинное обучение. Линейн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6" calcext:value-type="date">
            <text:p>26.04.17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7. Машинное обучение. Логистическ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8" calcext:value-type="date">
            <text:p>28.04.17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7. Машинное обучение. Уменьшение размерност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3" calcext:value-type="date">
            <text:p>03.05.17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7. Машинное обучение. Машины поддерживающих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5" calcext:value-type="date">
            <text:p>05.05.17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7. Машинное обучение. Переобучени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0" calcext:value-type="date">
            <text:p>10.05.17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7. Машинное обучение. Нейросе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5-12" calcext:value-type="date">
            <text:p>12.05.1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7. Машинное обучение. Случайные леса и деревья решений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7" calcext:value-type="date">
            <text:p>17.05.17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7. Машинное обучение. Рекомендательные системы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9" calcext:value-type="date">
            <text:p>19.05.1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11:40:38.750415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808cm" fo:break-before="auto" style:use-optimal-row-height="false"/>
    </style:style>
    <style:style style:name="ro5" style:family="table-row">
      <style:table-row-properties style:row-height="0.559cm" fo:break-before="auto" style:use-optimal-row-height="false"/>
    </style:style>
    <style:style style:name="ro6" style:family="table-row">
      <style:table-row-properties style:row-height="0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row table:style-name="ro1">
          <table:table-cell office:value-type="string" calcext:value-type="string">
            <text:p>номер </text:p>
          </table:table-cell>
          <table:table-cell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/>
          <table:table-cell office:value-type="string" calcext:value-type="string">
            <text:p>1 четверть.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Введение, мотивация к изучению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14" calcext:value-type="date">
            <text:p>14.09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Введение, решение олимпиадной задачи — методология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16" calcext:value-type="date">
            <text:p>16.09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 Технические средства — обзор с++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1" calcext:value-type="date">
            <text:p>21.09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 Элементы комбинаторики. Задачи на комбинаторику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3" calcext:value-type="date">
            <text:p>23.09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 Основы теории множеств. Задачи на анализ множест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8" calcext:value-type="date">
            <text:p>28.0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 Основы математической логики. Логика предикато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30" calcext:value-type="date">
            <text:p>30.09.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. Вычислительная сложность базовых алгоритмов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09-05" calcext:value-type="date">
            <text:p>05.09.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. Динамическое программирование. Область примен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07" calcext:value-type="date">
            <text:p>07.10.1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4. Динамическое программирование. Алгоритм рюкза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2" calcext:value-type="date">
            <text:p>12.10.16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. Метод ветвей и границ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4" calcext:value-type="date">
            <text:p>14.1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 Классификация алгоритмов на строках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9" calcext:value-type="date">
            <text:p>19.10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 Алгоритм Кнута — Морриса — Пратт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1" calcext:value-type="date">
            <text:p>21.10.16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1. Школьная Олимпиад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6" calcext:value-type="date">
            <text:p>26.10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 Технические средства — обзор java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8" calcext:value-type="date">
            <text:p>28.10.1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04:23:02.653863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